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language="sv" fo:country="SE" style:font-size-asian="18pt" style:font-name-complex="Times New Roman1" style:font-size-complex="18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Times New Roman" fo:font-size="18pt" fo:language="sv" fo:country="SE" style:font-size-asian="18pt" style:font-name-complex="Times New Roman1" style:font-size-complex="18pt"/>
    </style:style>
    <style:style style:name="P4" style:family="paragraph" style:parent-style-name="Standard">
      <style:paragraph-properties fo:margin-top="0cm" fo:margin-bottom="0cm" loext:contextual-spacing="false" fo:line-height="100%"/>
      <style:text-properties style:font-name="Times New Roman" fo:font-size="18pt" fo:language="sv" fo:country="SE" fo:font-weight="bold" style:font-size-asian="18pt" style:font-weight-asian="bold" style:font-name-complex="Times New Roman1" style:font-size-complex="18pt" style:font-weight-complex="bold"/>
    </style:style>
    <style:style style:name="P5"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fo:language="sv" fo:country="SE" style:font-size-asian="18pt" style:font-name-complex="Times New Roman1" style:font-size-complex="18pt"/>
    </style:style>
    <style:style style:name="T2" style:family="text">
      <style:text-properties style:font-name="Times New Roman" fo:font-size="18pt" fo:language="sv" fo:country="SE"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GoBack"/><text:span text:style-name="T1">Laskee lehmiä ja uutisia taitheen näyttelyhallista </text:span></text:p>
      <text:p text:style-name="P2"><text:span text:style-name="T1">"Tullee olheen kukkia lehmitten vanhoissa vesikupissa” <text:s/></text:span></text:p>
      <text:p text:style-name="P3"/>
      <text:p text:style-name="P2"><text:span text:style-name="T1">YLIKUKKOLA</text:span></text:p>
      <text:p text:style-name="P3"/>
      <text:p text:style-name="P2"><text:span text:style-name="T2">Luova puntipariskunta Åsa ja Per Pesula antava nyt uutisen tulevan pyhäsaijan lehmän- ja vasikanlaskemisesta Ylikukkolassa. <text:s/></text:span></text:p>
      <text:p text:style-name="P2"><text:span text:style-name="T2">– Meän vanhaasta navetasta tullee näyttelyhalli valokuvanäyttelylle ”Maa, jonka hään peri”, sannoo perijä itte – Per Pesula.</text:span></text:p>
      <text:p text:style-name="P3"/>
      <text:p text:style-name="P2"><text:span text:style-name="T1">Maanpruukaripariskunta Per ja Åsa Pesulan lehmänlaskeminen Ylikukkolassa viekottellee jonku vuen takkaa nuin tuhanen ihmistä suuren navetan aijale. Nuin 80 lehmää ja nuorukaista ja 20-30 vasikkaa laskethaan tänä vuona vaphaasti nykhiin laitumille. <text:s/></text:span></text:p>
      <text:p text:style-name="P2"><text:span text:style-name="T1">Tapahtumaa isonethiin menheenä vuona puntimarkkinaksi, ko talonpaikan puoji tarjosi Tornionlaakson ja itäsen Norrbottenin paikalisia tuotheita. </text:span></text:p>
      <text:p text:style-name="P2"><text:span text:style-name="T1">Tulevanna pyhäsaikana, 27.-28. toukokuuta, oon taasen laskemisen aika eikä Pesulan pariskunta ole laiskutellu uusien aatosten hoksauksien puolela. <text:s/></text:span></text:p>
      <text:p text:style-name="P4"/>
      <text:p text:style-name="P2"><text:span text:style-name="T2">Taitheen näyttelyhalli <text:s/></text:span></text:p>
      <text:p text:style-name="P2"><text:span text:style-name="T1">Vanhaasheen navethaan auasthaan, nähkääs, taitheenhalli ”Navetta” näythään valokuvanäyttelyä ”Maa, jonka hään peri” ja sen hommaava Anders Alm ja Marianne Söderberg. </text:span></text:p>
      <text:p text:style-name="P2"><text:span text:style-name="T1">– Näyttelyä oon aikasemmin näytetty Norrbottenin ja Västerbottenin museoissa, Åsa Pesula selittää talonpaikan naamakirjasivula. <text:s/></text:span></text:p>
      <text:p text:style-name="P2"><text:span text:style-name="T1">Kuluvan viikon aikana Åsa oon sen lisäksi ollu täyessä vauhtissa luomassa omanlaista lehmänkantturaa ja se oon jo saanu aikhaan arvailuja kotisivula: ”Åsan isoformaattinen kissa, sisäsiittonen aasi vai vanhaa hännätön maitopänikkä…” <text:s/></text:span></text:p>
      <text:p text:style-name="P4"/>
      <text:p text:style-name="P2"><text:span text:style-name="T2">Äijitaakis ja helppoheikkiä <text:s/></text:span></text:p>
      <text:p text:style-name="P2"><text:span text:style-name="T1">Valokuvanäyttelyn krunni oon aikasemmin julkastu <text:s/>kirja kolmen polven Pesuloista, jokka oon hoitanheet talonpaikkaa Pesulas Lantbruk. Joku vuosi aikaa Pesulan pariskunta alko tekheen rypsiöljyä kans. <text:s/></text:span></text:p>
      <text:p text:style-name="P2"><text:span text:style-name="T1">Kotisvula luvathaan kans ”äijitaakista” molempinna päivinä ja ”paljon konheita” eri firmoista plus ”kaikkia muita helppoheikkiä, jokka myyvä kaikkia taihvaan ja maan välistä” ruokaa, slöitikäsityötä ja paljon muuta. <text:s/></text:span></text:p>
      <text:p text:style-name="P2"><text:span text:style-name="T1">Myötähommaavanna tässä mainos-suunatussa tapahtumassa oon kans Norrmejerier.</text:span></text:p>
      <text:p text:style-name="P2"><text:span text:style-name="T1">– Laitumille laskeminen antaa norlantialisile lissää tietoa siittä mistä maito tullee ja miksi elävän Norlannin vaaliminen oon tärkeätä. Se lissää tietoa miksi oon tärkeätä valita 100 prosenttia norlantilaista meijerihyllyltä, selittää Johanna Cory, joka projektijohtaa eri paikkakuntien laitumille laskemista. Avisi-ilmotuksessa se ilmottaa, ette hään hoitaa 20. laitumelle laskemisen sisältöä. Menheenä vuona tuli suunile 20.000 kattojaa eri laitumille laskemishiin. Keskikävijä oon 35 – ikänen vaimonpuoli – ja sen följyssä oon keskimäärin 2,1 lasta. <text:s/></text:span></text:p>
      <text:p text:style-name="P1"/>
      <text:p text:style-name="P2"><text:span text:style-name="T1">FI Lehmistä ja vasikoista, joita laskethan vaphaiksi Pesula Lantbrukissa, oon menheinä vuosina tullu oikein kansanjuhla. Menheinä vuosina tuhansia kattojia oon tehny vaelusmatkoja tänne. <text:s/></text:span></text:p>
      <text:p text:style-name="P3"/>
      <text:p text:style-name="P2"><text:soft-page-break/><text:span text:style-name="T1">Meänkielennös: Bengt Pohjanen</text:span></text:p>
      <text:p text:style-name="P2"><text:span text:style-name="T1">EKALE: Lehmänlaitumista kansanjuhlaa</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sus</meta:initial-creator>
    <dc:creator>Bengt</dc:creator>
    <meta:editing-cycles>8</meta:editing-cycles>
    <meta:creation-date>2016-05-24T06:00:00</meta:creation-date>
    <dc:date>2016-05-24T16:24:00</dc:date>
    <meta:editing-duration>PT1H31M</meta:editing-duration>
    <meta:generator>LibreOffice/6.4.6.2$Linux_X86_64 LibreOffice_project/40$Build-2</meta:generator>
    <meta:document-statistic meta:table-count="0" meta:image-count="0" meta:object-count="0" meta:page-count="2" meta:paragraph-count="20" meta:word-count="329" meta:character-count="2791" meta:non-whitespace-character-count="24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